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22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14.4 tuntia" calcext:value-type="string">
            <text:p>14.4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isäsin mongoose-skeeman ravintolalle ja muokkasin annoksen skeemaa niin että niiden välillä on yhtey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skeemat niin että ne tallentavat kuvat suoraan mongo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ille mallin ja annokselle listan arvosteluist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ja expressin saisi toimimaan halutulla tavalla, tein muutaman tutoriaalin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ovutin hienomman reactin suhteen ja päädyin käyttämään express-react-viewsi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Korjasin koodin ulkoasua airbnb-oppaan avull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istin koodia vähän lisää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testejä, mutten ole ihan varma mitä pitäisi tai on järkevää testata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iten mockgoosea voisi käyttää supertestin expressin kanssa mutten löytänyt tapaa joka olisi helppo lisätä sovellukseen, koska mongoose-yhteys luodaan app.js:n sisällä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 saanut mockgoosea toimimaan joten päädyin käyttämään testeille erillistä mongoosetietokantaa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testejä supertestillä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ritin korjata testejä travisiss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4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14 tuntia" calcext:value-type="string">
            <text:p>14 tuntia</text:p>
          </table:table-cell>
          <table:table-cell table:style-name="ce1" table:number-columns-repeated="1022"/>
        </table:table-row>
        <table:table-row table:style-name="ro1">
          <table:table-cell table:style-name="ce4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9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saisi toimimaan expressin kanss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0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-react selvitystä ja löysin vihdoin express-react-views packagen. Ongelma oli lähinnä etten ollut varma mitä etsin, olisi suoraan pitänyt kysyä telegramiss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itin react-käyttöliittymän tekemist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in reactilla lisäyslomakkeet annokselle ja ravintolalle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etusivun esitysmuoto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lle lisäyslomakke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miten reactissa on tapana muokata visuaalista ilmet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ulkonäköä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visi mitä tarkoittaa express-react-viewsin ‘It renders static markup and does not support mounting those views on the client.’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ihdoin express-react-enginee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react-enginekään ei toiminut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4" office:value-type="float" office:value="25.5" calcext:value-type="float">
            <text:p>25.5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Default" office:value-type="string" calcext:value-type="string">
            <text:p>Säädin sivun toimivaksi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ienosäädin sivun ulkonäköä ja koodin laatu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äyttöliittymän hienosäätöä, kokeilin mm. spread operaattoria joka ei kuitenkaan tuntunut toimivan mongoose objektei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jasin koodin ulkoasua airbnb-oppaan avull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istin koodia lisää vaihtamalla funktiokutsuista (props):it ({ param1, … }):eiksi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sivun joka näytetään jos mitään näytettävää ei ole vielä lisätt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jasin NaN:in joka näkyi jos ruualla ei vielä ollut arvosteluj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5:14:07.598968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26T23:41:36.677702932</dc:date>
    <meta:editing-duration>PT19H14M45S</meta:editing-duration>
    <meta:editing-cycles>112</meta:editing-cycles>
    <meta:document-statistic meta:table-count="2" meta:cell-count="136" meta:object-count="0"/>
  </office:meta>
</office:document-meta>
</file>